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C90000006E2546D83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Default">
        <draw:frame draw:name="Picture 21" draw:style-name="gr1" draw:text-style-name="P1" draw:layer="layout" svg:width="6.35cm" svg:height="3.505cm" svg:x="9.714cm" svg:y="6.715cm">
          <draw:image xlink:href="Pictures/10000000000000C90000006E2546D83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6T09:20:49</meta:creation-date>
    <dc:date>2010-04-16T09:22:53</dc:date>
    <meta:editing-duration>PT00H02M05S</meta:editing-duration>
    <meta:editing-cycles>1</meta:editing-cycles>
    <meta:document-statistic meta:object-count="1"/>
    <meta:generator>OpenOffice.org/3.2$Unix OpenOffice.org_project/320m21$Build-9319</meta:generator>
  </office:meta>
</office:document-meta>
</file>